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paragraph-properties fo:margin-top="0cm" fo:margin-bottom="0.499cm" loext:contextual-spacing="false"/>
    </style:style>
    <style:style style:name="P2" style:family="paragraph" style:parent-style-name="Standard">
      <style:paragraph-properties fo:margin-top="0cm" fo:margin-bottom="0.499cm" loext:contextual-spacing="false"/>
    </style:style>
    <style:style style:name="T1" style:family="text">
      <style:text-properties officeooo:rsid="00079d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h text:style-name="P1" text:outline-level="5"><text:a xlink:type="simple" xlink:href="https://kevinmoerman.org/" text:style-name="Internet_20_link" text:visited-style-name="Visited_20_Internet_20_Link">Kevin M. Moerman (@Kevin-Mattheus-Moerman)</text:a> <text:s/>++</text:h>
      <text:p text:style-name="Text_20_body">Associate Editor-in-Chief: Biomedical Engineering, Computational Mechanics, Biomechanics, Finite Element Analysis, Meshing, Geometry Processing, Design Optimization, Inverse Analysis, Image-based Modelling, Image-segmentation. Languages: MATLAB, Octave, Julia </text:p>
      <text:p text:style-name="Text_20_body">Lecturer Biomedical Engineering, <text:a xlink:type="simple" xlink:href="https://www.nuigalway.ie/our-research/people/engineering-and-informatics/kevinmoerman/" text:style-name="Internet_20_link" text:visited-style-name="Visited_20_Internet_20_Link">College of Engineering &amp; Informatics NUI Galway</text:a>, Research Affiliate MIT Media lab, Senior Member IEEE, Developer for the <text:a xlink:type="simple" xlink:href="http://www.gibboncode.org/" text:style-name="Internet_20_link" text:visited-style-name="Visited_20_Internet_20_Link">GIBBON</text:a> computational biomechanics project.</text:p>
      <text:p text:style-name="P2"><text:s text:c="2"/><text:a xlink:type="simple" xlink:href="http://www.diehlpk.de/" text:style-name="Internet_20_link" text:visited-style-name="Visited_20_Internet_20_Link">Patrick Diehl (@diehlpk)</text:a> <text:s/>_-</text:p>
      <text:p text:style-name="Text_20_body">Editor: Computational fracture mechanics, Applied mathematics, C++, asynchronous and task-based programming </text:p>
      <text:p text:style-name="Text_20_body">Patrick is an applied mathematician at the Center of Computation and Technology at Louisiana State University. His research interests are non-local models, e.g. peridynamics; asynchronous many-task systems; and high performance computing. He is the co-host of the FLOSS for science podcast. Patrick received his PhD from the University of Bonn in Germany.</text:p>
      <text:h text:style-name="Heading_20_5" text:outline-level="5"><text:a xlink:type="simple" xlink:href="http://jarvist.github.io/" text:style-name="Internet_20_link" text:visited-style-name="Visited_20_Internet_20_Link">Jarvist Moore Frost (@jarvist)</text:a> <text:s/>--</text:h>
      <text:p text:style-name="Text_20_body">Editor: electronic structure theory, quantum chemistry, monte-carlo, molecular dynamics, electrostatics, electrodynamics, quantum mechanics, quantum computing, path integrals, computational materials science, computational drug design, machine learning, scientific machine learning, machine learning for chemistry </text:p>
      <text:p text:style-name="Text_20_body">Expert knowledge in Julia, C, Python. Familiar with Fortran, Octave/Matlab. Strong domain knowledge in Physics (particularly solid-state, condensed matter, electronic structure theory), Chemistry (particularly quantum-chemistry, molecular-dynamics, cheminformatics) and Material science (particularly functional materials), and Machine-Learning (particularly as applied to the previous areas). Expertise in Photovoltaics and general device physics. Software that I'm deeply familiar with: Gaussian, GROMACS, LAMMPS, VASP, GPAW, NWCHEM, ASE, Pymol.</text:p>
      <text:p text:style-name="P2"/>
      <text:h text:style-name="Heading_20_5" text:outline-level="5"><text:a xlink:type="simple" xlink:href="https://prashjha.github.io/" text:style-name="Internet_20_link" text:visited-style-name="Visited_20_Internet_20_Link">Prashant K Jha (@prashjha)</text:a> <text:s/><text:span text:style-name="T1">+++</text:span></text:h>
      <text:p text:style-name="Text_20_body">Editor: Mechanics, computational science, biomechanics, computational oncology, applied mathematics </text:p>
      <text:p text:style-name="Text_20_body">I am currently a Research Associate at the Oden Institute, University of Texas at Austin and also affiliated to Department of Aerospace Engineering and Engineering Mechanics and Department of Biomedical Engineering at UT Austin as a adjunct faculty. My research is driven by the application of mathematics and computational science to present-day relevant and challenging problems. Specific areas of interest include mechanics of solids and granular media, computational oncology, and multiscale modeling.</text:p>
      <text:p text:style-name="Standard"/>
      <text:h text:style-name="Heading_20_5" text:outline-level="5"><text:soft-page-break/><text:a xlink:type="simple" xlink:href="http://marierognes.org/" text:style-name="Internet_20_link" text:visited-style-name="Visited_20_Internet_20_Link">Marie E. Rognes (@meg-simula)</text:a> <text:s/>+</text:h>
      <text:p text:style-name="Text_20_body">Editor: Applied mathematics, PDEs, numerical methods, biomechanics, neuroscience, glioscience </text:p>
      <text:p text:style-name="Text_20_body">Marie E. Rognes is Chief Research Scientist at Simula Research Laboratory, Oslo, Norway. Her research focuses on numerical methods for partial differential equations, software for scientific computing, with applications in biomechanics and neuroscience. She is a core member of the FEniCS and Dolfin-adjoint Projects.</text:p>
      <text:p text:style-name="Standard"/>
      <text:h text:style-name="Heading_20_5" text:outline-level="5"><text:a xlink:type="simple" xlink:href="http://solavlab.com/" text:style-name="Internet_20_link" text:visited-style-name="Visited_20_Internet_20_Link">Dana Solav (@danasolav)</text:a> <text:s/>+</text:h>
      <text:p text:style-name="Text_20_body">Editor: Biomechanics, Biomedical Engineering, Computational Mechanics, Digital Image Correlation. </text:p>
      <text:p text:style-name="Text_20_body">Assistant professor in the faculty of Mechanical Engineering at Technion - Israel Institute of Technology. Former research scientist at MIT. Conducting research in biomechanics and biomedical engineering, developing code for digital image correlation, finite element analysis, and various biomechanical problem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dbrizard </meta:initial-creator>
    <meta:creation-date>2022-04-22T15:15:21.529341821</meta:creation-date>
    <dc:date>2022-04-22T15:30:03.610016744</dc:date>
    <dc:creator>dbrizard </dc:creator>
    <meta:editing-duration>PT4M32S</meta:editing-duration>
    <meta:editing-cycles>2</meta:editing-cycles>
    <meta:generator>LibreOffice/6.4.7.2$Linux_X86_64 LibreOffice_project/40$Build-2</meta:generator>
    <meta:document-statistic meta:table-count="0" meta:image-count="0" meta:object-count="0" meta:page-count="2" meta:paragraph-count="18" meta:word-count="418" meta:character-count="3405" meta:non-whitespace-character-count="2991"/>
  </office:meta>
</office:document-meta>
</file>